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event_view.display_date('investigationStart'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event_view.display_date('investigationEnd'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event_view.display_date('investigationStart'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event_view.display_date('investigationEnd'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event_view.display_date('investigationStart'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event_view.display_date('investigationEnd'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3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2pt" officeooo:paragraph-rsid="0018a05b" style:font-name="Arial" style:font-size-asian="12pt" style:font-size-complex="12pt"/>
    </style:style>
    <style:style style:family="paragraph" style:name="P7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3bcc98" style:font-name="Arial" style:font-size-asian="12pt" style:font-size-complex="12pt"/>
    </style:style>
    <style:style style:family="paragraph" style:name="P8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 style:font-weight-asian="bold" style:font-weight-complex="bold"/>
    </style:style>
    <style:style style:family="paragraph" style:master-page-name="" style:name="P9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hyphenate="false" fo:hyphenation-push-char-count="2" fo:hyphenation-remain-char-count="2" loext:hyphenation-no-caps="false" officeooo:paragraph-rsid="001e9f29" style:font-name="Arial" style:font-name-complex="Arial" style:font-size-asian="12pt" style:font-size-complex="12pt"/>
    </style:style>
    <style:style style:family="paragraph" style:master-page-name="" style:name="P10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3bcc98" style:font-name="Arial" style:font-name-complex="Times New Roman3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1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3bcc98" style:font-name="Arial" style:font-size-asian="12pt" style:font-size-complex="12pt" style:font-weight-asian="normal" style:font-weight-complex="normal"/>
    </style:style>
    <style:style style:family="paragraph" style:name="P12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3f50ec" style:font-name="Arial" style:font-size-asian="10.5pt" style:font-size-complex="10.5pt" style:font-weight-asian="normal" style:font-weight-complex="normal"/>
    </style:style>
    <style:style style:family="paragraph" style:name="P13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3bcc98" style:font-name="Arial" style:font-size-asian="12pt" style:font-size-complex="12pt" style:font-weight-asian="bold" style:font-weight-complex="bold"/>
    </style:style>
    <style:style style:family="paragraph" style:name="P14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15" style:parent-style-name="UrbanBody">
      <style:paragraph-properties fo:margin-bottom="0.25cm" fo:margin-top="0cm" fo:text-align="start" loext:contextual-spacing="false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16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margin-bottom="0.25cm" fo:margin-top="0cm" fo:text-align="start" loext:contextual-spacing="false" style:justify-single-word="false"/>
      <style:text-properties fo:font-size="12pt" fo:font-weight="normal" officeooo:paragraph-rsid="0029895a" style:font-name="Arial" style:font-name-complex="Arial" style:font-size-asian="12pt" style:font-size-complex="12pt" style:font-weight-asian="normal" style:font-weight-complex="normal"/>
    </style:style>
    <style:style style:family="paragraph" style:name="P18" style:parent-style-name="Preformatted_20_Text">
      <style:paragraph-properties fo:text-align="start" style:justify-single-word="false"/>
      <style:text-properties fo:font-size="12pt" fo:font-weight="normal" officeooo:paragraph-rsid="001a2877" style:font-name="Arial" style:font-name-complex="Arial" style:font-size-asian="12pt" style:font-size-complex="12pt" style:font-weight-asian="normal" style:font-weight-complex="normal"/>
    </style:style>
    <style:style style:family="paragraph" style:name="P19" style:parent-style-name="Preformatted_20_Text">
      <style:paragraph-properties fo:text-align="start" style:justify-single-word="false"/>
      <style:text-properties fo:font-size="12pt" fo:font-weight="normal" officeooo:paragraph-rsid="001a28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0" style:parent-style-name="Preformatted_20_Text">
      <style:paragraph-properties fo:text-align="start" style:justify-single-word="false"/>
      <style:text-properties fo:font-size="12pt" officeooo:paragraph-rsid="00186935" style:font-name="Arial" style:font-name-complex="Arial" style:font-size-asian="12pt" style:font-size-complex="12pt"/>
    </style:style>
    <style:style style:family="paragraph" style:name="P21" style:parent-style-name="Preformatted_20_Text">
      <style:paragraph-properties fo:text-align="start" style:justify-single-word="false"/>
      <style:text-properties fo:font-size="12pt" officeooo:paragraph-rsid="001a2877" style:font-name="Arial" style:font-size-asian="12pt" style:font-size-complex="12pt"/>
    </style:style>
    <style:style style:family="paragraph" style:name="P22" style:parent-style-name="Preformatted_20_Text">
      <style:paragraph-properties fo:text-align="start" style:justify-single-word="false"/>
      <style:text-properties fo:font-size="12pt" officeooo:paragraph-rsid="001a2877" officeooo:rsid="0024ef65" style:font-name="Arial" style:font-size-asian="12pt" style:font-size-complex="12pt"/>
    </style:style>
    <style:style style:family="paragraph" style:name="P23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40a168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4" style:parent-style-name="UrbanBody">
      <style:paragraph-properties fo:text-align="start" style:justify-single-word="false"/>
      <style:text-properties fo:font-size="12pt" fo:font-style="normal" officeooo:paragraph-rsid="0028fa3f" style:font-name="Arial" style:font-size-asian="12pt" style:font-size-complex="12pt" style:font-style-asian="normal" style:font-style-complex="normal"/>
    </style:style>
    <style:style style:family="paragraph" style:name="P25" style:parent-style-name="Standard">
      <style:paragraph-properties fo:line-height="100%" fo:margin-bottom="0.25cm" fo:margin-top="0cm" fo:text-align="start" loext:contextual-spacing="false" style:justify-single-word="false"/>
      <style:text-properties fo:font-size="12pt" officeooo:paragraph-rsid="00417225" style:font-name="Arial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7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normal" officeooo:rsid="0016c3f7" style:font-weight-asian="normal" style:font-weight-complex="normal"/>
    </style:style>
    <style:style style:family="text" style:name="T2">
      <style:text-properties fo:font-weight="normal" style:font-name-complex="Arial" style:font-weight-asian="normal" style:font-weight-complex="normal"/>
    </style:style>
    <style:style style:family="text" style:name="T3">
      <style:text-properties fo:font-weight="normal" officeooo:rsid="0024ef65" style:font-name-complex="Arial" style:font-weight-asian="normal" style:font-weight-complex="normal"/>
    </style:style>
    <style:style style:family="text" style:name="T4">
      <style:text-properties fo:font-weight="normal" officeooo:rsid="001a91f7" style:font-name-complex="Arial" style:font-weight-asian="normal" style:font-weight-complex="normal"/>
    </style:style>
    <style:style style:family="text" style:name="T5">
      <style:text-properties fo:font-weight="normal" officeooo:rsid="001a2877" style:font-name-complex="Arial" style:font-weight-asian="normal" style:font-weight-complex="normal"/>
    </style:style>
    <style:style style:family="text" style:name="T6">
      <style:text-properties fo:font-weight="normal" style:font-name-complex="Times New Roman3" style:font-weight-asian="normal" style:font-weight-complex="normal"/>
    </style:style>
    <style:style style:family="text" style:name="T7">
      <style:text-properties fo:font-weight="normal" officeooo:rsid="0027edf9" style:font-name-complex="Times New Roman3" style:font-weight-asian="normal" style:font-weight-complex="normal"/>
    </style:style>
    <style:style style:family="text" style:name="T8">
      <style:text-properties fo:font-weight="normal" style:font-name-asian="Arial" style:font-name-complex="Arial" style:font-weight-asian="normal" style:font-weight-complex="normal"/>
    </style:style>
    <style:style style:family="text" style:name="T9">
      <style:text-properties fo:font-weight="normal" officeooo:rsid="0025c90b" style:font-name-asian="Arial" style:font-name-complex="Arial" style:font-weight-asian="normal" style:font-weight-complex="normal"/>
    </style:style>
    <style:style style:family="text" style:name="T10">
      <style:text-properties fo:font-weight="bold" officeooo:rsid="0024ef65" style:font-weight-asian="bold" style:font-weight-complex="bold"/>
    </style:style>
    <style:style style:family="text" style:name="T11">
      <style:text-properties fo:font-weight="bold" officeooo:rsid="001e9f29" style:font-name-asian="Arial" style:font-weight-asian="bold" style:font-weight-complex="bold"/>
    </style:style>
    <style:style style:family="text" style:name="T12">
      <style:text-properties fo:font-weight="bold" officeooo:rsid="001a2877" style:font-name-asian="Arial" style:font-weight-asian="bold" style:font-weight-complex="bold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officeooo:rsid="003f50ec" style:font-name-complex="Arial" style:text-underline-color="font-color" style:text-underline-style="solid" style:text-underline-width="auto"/>
    </style:style>
    <style:style style:family="text" style:name="T15">
      <style:text-properties fo:font-weight="normal" style:font-name-complex="Times New Roman3" style:font-weight-asian="normal" style:font-weight-complex="normal" style:text-line-through-style="none" style:text-line-through-type="none"/>
    </style:style>
    <style:style style:family="text" style:name="T16">
      <style:text-properties fo:font-weight="normal" style:font-name-complex="Arial" style:font-weight-asian="normal" style:font-weight-complex="normal" style:text-line-through-style="none" style:text-line-through-type="none"/>
    </style:style>
    <style:style style:family="text" style:name="T17">
      <style:text-properties style:use-window-font-color="true"/>
    </style:style>
    <style:style style:family="text" style:name="T18">
      <style:text-properties officeooo:rsid="0016c3f7" style:use-window-font-color="true"/>
    </style:style>
    <style:style style:family="text" style:name="T19">
      <style:text-properties officeooo:rsid="0016c3f7"/>
    </style:style>
    <style:style style:family="text" style:name="T20">
      <style:text-properties style:font-name-complex="Arial"/>
    </style:style>
    <style:style style:family="text" style:name="T21">
      <style:text-properties officeooo:rsid="003f50ec" style:font-name-complex="Arial"/>
    </style:style>
    <style:style style:family="text" style:name="T22">
      <style:text-properties officeooo:rsid="003f76d0" style:font-name-complex="Arial"/>
    </style:style>
    <style:style style:family="text" style:name="T23">
      <style:text-properties officeooo:rsid="001a2877" style:font-name-asian="Arial"/>
    </style:style>
    <style:style style:family="text" style:name="T24">
      <style:text-properties officeooo:rsid="001e9f29" style:font-name-asian="Arial"/>
    </style:style>
    <style:style style:family="text" style:name="T25">
      <style:text-properties officeooo:rsid="0024ef65" style:font-name-asian="Arial"/>
    </style:style>
    <style:style style:family="text" style:name="T26">
      <style:text-properties officeooo:rsid="001a2877"/>
    </style:style>
    <style:style style:family="text" style:name="T27">
      <style:text-properties style:font-name-complex="Times New Roman3"/>
    </style:style>
    <style:style style:family="text" style:name="T28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0">
      <style:text-properties fo:font-style="italic" fo:font-weight="bold" style:font-name-complex="Times New Roman3" style:font-style-asian="italic" style:font-style-complex="italic" style:font-weight-asian="bold" style:font-weight-complex="bold"/>
    </style:style>
    <style:style style:family="text" style:name="T31">
      <style:text-properties officeooo:rsid="0029895a"/>
    </style:style>
    <style:style style:family="text" style:name="T32">
      <style:text-properties fo:font-variant="normal" fo:text-transform="none"/>
    </style:style>
    <style:style style:family="text" style:name="T33">
      <style:text-properties fo:font-variant="normal" fo:font-weight="normal" fo:text-transform="none" officeooo:rsid="0027edf9" style:font-name-complex="Times New Roman3" style:font-weight-asian="normal" style:font-weight-complex="normal"/>
    </style:style>
    <style:style style:family="text" style:name="T34">
      <style:text-properties fo:background-color="#ffff00" fo:color="#800000" loext:char-shading-value="0" officeooo:rsid="002e7f4e" style:font-name-complex="Arial"/>
    </style:style>
    <style:style style:family="text" style:name="T35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36">
      <style:text-properties fo:background-color="#ffff00" fo:color="#800000" fo:font-weight="normal" loext:char-shading-value="0" officeooo:rsid="0031aa1b" style:font-name-complex="Arial" style:font-weight-asian="normal" style:font-weight-complex="normal"/>
    </style:style>
    <style:style style:family="text" style:name="T37">
      <style:text-properties fo:background-color="#ffff00" fo:color="#800000" fo:font-weight="normal" loext:char-shading-value="0" officeooo:rsid="0033a0ac" style:font-name-asian="Arial" style:font-name-complex="Arial" style:font-weight-asian="normal" style:font-weight-complex="normal"/>
    </style:style>
    <style:style style:family="text" style:name="T38">
      <style:text-properties fo:background-color="#ffff00" fo:color="#800000" fo:font-weight="normal" loext:char-shading-value="0" officeooo:rsid="00340918" style:font-name-asian="Arial" style:font-name-complex="Arial" style:font-weight-asian="normal" style:font-weight-complex="normal"/>
    </style:style>
    <style:style style:family="text" style:name="T39">
      <style:text-properties officeooo:rsid="0036d3e5"/>
    </style:style>
    <style:style style:family="text" style:name="T40">
      <style:text-properties style:font-name-complex="Times New Roman3" style:text-position="0% 100%"/>
    </style:style>
    <style:style style:family="text" style:name="T41">
      <style:text-properties officeooo:rsid="003f50ec" style:font-name-complex="Arial" style:text-underline-style="none"/>
    </style:style>
    <style:style style:family="text" style:name="T4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3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4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Image 1" draw:style-name="fr1" draw:z-index="0" svg:height="4.131cm" svg:width="2.974cm" svg:x="9.013cm" svg:y="1.058cm" text:anchor-page-number="1" text:anchor-type="page">
        <draw:image loext:mime-type="image/jpeg" xlink:actuate="onLoad" xlink:href="Pictures/1000000000000091000000C8E42C4C5AEDFF3540.jpg" xlink:show="embed" xlink:type="simple"/>
        <svg:desc>coq_wallon</svg:desc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9">Commune de</text:span> <text:span text:style-name="T32"><text:text-input text:description="">tool.getCityName()</text:text-input></text:span></text:p>
      <text:p text:style-name="P1"/>
      <text:p text:style-name="P4">URBANISME</text:p>
      <text:p text:style-name="P5">Avis d'<text:span text:style-name="T26">ANNONCE DE PROJET</text:span></text:p>
      <text:p text:style-name="P3"/>
      <text:p text:style-name="P25"><text:span text:style-name="T6">Le </text:span><text:span text:style-name="T7">C</text:span><text:span text:style-name="T6">ollège communal </text:span><text:span text:style-name="T7">de </text:span><text:span text:style-name="T33"><text:text-input text:description="">tool.getCityName()</text:text-input></text:span><text:span text:style-name="T6"><text:s/>fait savoir qu’en vertu du Code du Développement Territorial, </text:span><text:span text:style-name="T15">le fonctionnaire délégué est saisi </text:span><text:span text:style-name="T6">d’une demande de </text:span><text:span text:style-name="T15">permis d'urbanisme</text:span><text:span text:style-name="T16">.</text:span></text:p>
      <text:p text:style-name="P16"><text:span text:style-name="T17"><office:annotation><dc:creator>bleybaert</dc:creator><dc:date>2018-05-15T16:09:38</dc:date><loext:sender-initials>ble</loext:sender-initials><text:p text:style-name="P26"><text:span text:style-name="T42">do text if self.hasSingleApplicant()</text:span></text:p></office:annotation></text:span><text:span text:style-name="T17">Le demandeur est</text:span><text:span text:style-name="T18"> </text:span><text:span text:style-name="T28"><text:text-input text:description="Demandeurs avec adresse">self.getApplicantsSignaletic(withaddress=True)</text:text-input></text:span><text:span text:style-name="T19">.</text:span></text:p>
      <text:p text:style-name="P17"><text:span text:style-name="T31"><office:annotation><dc:creator>bleybaert</dc:creator><dc:date>2018-05-15T16:09:57</dc:date><loext:sender-initials>ble</loext:sender-initials><text:p text:style-name="P26"><text:span text:style-name="T42">do text if self.hasMultipleApplicants()</text:span></text:p></office:annotation></text:span><text:span text:style-name="T31">Les demandeurs sont </text:span><text:span text:style-name="T29"><text:text-input text:description="Demandeurs avec adresse">self.getApplicantsSignaletic(withaddress=True)</text:text-input></text:span><text:span text:style-name="T31">.</text:span></text:p>
      <text:p text:style-name="P15"><text:span text:style-name="T1">Le terrain concerné est situé </text:span><text:span text:style-name="T1"><text:text-input text:description="Emplacement des travaux">self.getWorkLocationSignaletic()</text:text-input></text:span><text:span text:style-name="T1">, cadastré </text:span><text:span text:style-name="T1"><text:text-input text:description="Cadastre">licence_view.get_parcels()</text:text-input></text:span><text:span text:style-name="T1">.</text:span></text:p>
      <text:p text:style-name="P7"><text:span text:style-name="T27">Le projet consiste en : </text:span><text:span text:style-name="T30"><text:text-input text:description="Projet">self.getLicenceSubject()</text:text-input></text:span></text:p>
      <text:p text:style-name="P7"><text:span text:style-name="T27">et présente les caractéristiques suivantes</text:span><text:span text:style-name="T40"> :</text:span></text:p>
      <text:p text:style-name="P10"><text:span text:style-name="T13">Description succincte du projet</text:span> :</text:p>
      <text:p text:style-name="P13"><office:annotation><dc:creator>Auteur inconnu</dc:creator><dc:date>2017-08-08T11:04:25</dc:date><text:p text:style-name="P27"><text:span text:style-name="T43">do text</text:span></text:p><text:p text:style-name="P27"><text:span text:style-name="T43">from xhtml(self.portal_urban.decorateHTML('UrbanTableEP', self.getL</text:span><text:span text:style-name="T44">ocationTechnicalAdvice</text:span><text:span text:style-name="T43">()))</text:span></text:p></office:annotation></text:p>
      <text:p text:style-name="P11"><text:span text:style-name="T13">Le projet <text:s/>déroge au plan de secteur sur le(s) point(s) suivant(s)</text:span> :</text:p>
      <text:p text:style-name="P12"><text:span text:style-name="T14">Aux articles</text:span><text:span text:style-name="T21"> : </text:span><text:span text:style-name="T22"><text:text-input text:description="Dérogation détails">self.getAnnouncementArticles()</text:text-input></text:span></text:p>
      <text:p text:style-name="P14"><text:span text:style-name="T21">Détails concernant les écarts</text:span><text:span text:style-name="T41"> :</text:span></text:p>
      <text:p text:style-name="P23"><text:text-input text:description="Dérogation détails">self.getDivergenceDetails()</text:text-input></text:p>
      <text:p text:style-name="P20"/>
      <text:p text:style-name="P20"/>
      <text:p text:style-name="P22"><text:span text:style-name="T20">Le dossier peut être consulté</text:span><text:span text:style-name="T2"> les jours ouvrables de </text:span><text:span text:style-name="T35">HEURES</text:span><text:span text:style-name="T20"> à l'adresse suivante : </text:span><text:span text:style-name="T34">ADRESSE</text:span><text:span text:style-name="T2">.</text:span></text:p>
      <text:p text:style-name="P19"/>
      <text:p text:style-name="P21"><text:span text:style-name="T5">Des explications sur le projet peuvent être obtenues auprès </text:span><text:span text:style-name="T4">du service Urbanisme -</text:span><text:span text:style-name="T3"> téléphone : </text:span><text:span text:style-name="T36">TEL</text:span><text:span text:style-name="T3"> - mail : </text:span><text:span text:style-name="T36">MAIL</text:span><text:span text:style-name="T3">, </text:span><text:span text:style-name="T5">dont le bureau se trouve à </text:span><text:span text:style-name="T36">ADRESSE</text:span><text:span text:style-name="T5">.</text:span></text:p>
      <text:p text:style-name="P18"/>
      <text:p text:style-name="P8"><text:span text:style-name="T23">Les réclamations écrites sont à envoyer du </text:span><text:span text:style-name="T24"><text:text-input text:description="Date début d'enquête">event_view.display_date('investigationStart')</text:text-input></text:span><text:span text:style-name="T25"><text:s/></text:span><text:span text:style-name="T24">au</text:span><text:span text:style-name="T25"> <text:s/></text:span></text:p>
      <text:p text:style-name="P9"><text:span text:style-name="T11"><text:text-input text:description="Date fin d'enquête">event_view.display_date('investigationEnd')</text:text-input></text:span><text:span text:style-name="T11"><text:s/></text:span><text:span text:style-name="T12">au Collège </text:span><text:span text:style-name="T10">communal :</text:span></text:p>
      <text:p text:style-name="P22"><text:span text:style-name="T2">- par courrier ordinaire à l'adresse suivante : </text:span><text:span text:style-name="T8"><text:s/></text:span><text:span text:style-name="T37">ADRESSE</text:span></text:p>
      <text:p text:style-name="P22"><text:span text:style-name="T9">- par courrier électronique à l'adresse suivante : </text:span><text:span text:style-name="T38">MAIL</text:span></text:p>
      <text:p text:style-name="P6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3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8T15:45:07.366816715</dc:date>
    <dc:language>fr-FR</dc:language>
    <meta:editing-cycles>150</meta:editing-cycles>
    <meta:editing-duration>P1DT15H50M40S</meta:editing-duration>
    <meta:document-statistic meta:table-count="0" meta:image-count="1" meta:object-count="0" meta:page-count="1" meta:paragraph-count="21" meta:word-count="187" meta:character-count="1294" meta:non-whitespace-character-count="1149"/>
    <meta:user-defined meta:name="Info 1"/>
    <meta:user-defined meta:name="Info 2"/>
    <meta:user-defined meta:name="Info 3"/>
    <meta:user-defined meta:name="Info 4"/>
  </office:meta>
</office:document-meta>
</file>